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officeooo:rsid="0019ba52" officeooo:paragraph-rsid="0019ba5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officeooo:rsid="0019ba52" officeooo:paragraph-rsid="0019ba5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2pt" style:text-underline-style="none" officeooo:rsid="0019ba52" officeooo:paragraph-rsid="0019ba5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ffins myrtilles :</text:p>
      <text:p text:style-name="P1"/>
      <text:p text:style-name="P2">Valeurs nutritionnelles :</text:p>
      <text:p text:style-name="P2"/>
      <text:p text:style-name="P2"/>
      <text:p text:style-name="P2"/>
      <text:p text:style-name="P2">Ingrédients :</text:p>
      <text:p text:style-name="P3"/>
      <text:p text:style-name="P3">- 120 g de mascarpone</text:p>
      <text:p text:style-name="P3">- Sucralose</text:p>
      <text:p text:style-name="P3">- 1 sachet de levure chimique</text:p>
      <text:p text:style-name="P3">- Vanille en poudre</text:p>
      <text:p text:style-name="P3">- 3 œufs</text:p>
      <text:p text:style-name="P3">- 160 g de farine d’amande</text:p>
      <text:p text:style-name="P3">- 55 myrtilles</text:p>
      <text:p text:style-name="P3"/>
      <text:p text:style-name="P3">Mélangez mascarpone, œufs et sucralose avec un fouet manuel.</text:p>
      <text:p text:style-name="P3">Ajouter la vanille et bien l’integrer au mélange.</text:p>
      <text:p text:style-name="P3">Ajouter poudre d’amande et levure et mélanger jusqu’à obtenir un mélange homogène.</text:p>
      <text:p text:style-name="P3">Remplir 11 moules de pate à la moitié de la hauteur.</text:p>
      <text:p text:style-name="P3">Ajouter 5 myrtilles par moule.</text:p>
      <text:p text:style-name="P3">Au four pendant 25 min à 180 degré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3:55:15.915802600</meta:creation-date>
    <dc:date>2025-05-22T14:00:11.966497100</dc:date>
    <meta:editing-duration>PT4M56S</meta:editing-duration>
    <meta:editing-cycles>1</meta:editing-cycles>
    <meta:document-statistic meta:table-count="0" meta:image-count="0" meta:object-count="0" meta:page-count="1" meta:paragraph-count="16" meta:word-count="90" meta:character-count="494" meta:non-whitespace-character-count="420"/>
    <meta:generator>LibreOffice/25.2.2.2$Windows_X86_64 LibreOffice_project/7370d4be9e3cf6031a51beef54ff3bda878e3fac</meta:generator>
  </office:meta>
</office:document-meta>
</file>